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officeooo:paragraph-rsid="0013485a"/>
    </style:style>
    <style:style style:name="P6" style:family="paragraph" style:parent-style-name="Exalted">
      <style:text-properties fo:language="en" fo:country="US" officeooo:paragraph-rsid="00160866"/>
    </style:style>
    <style:style style:name="P7" style:family="paragraph" style:parent-style-name="Exalted">
      <style:text-properties fo:language="en" fo:country="US" officeooo:paragraph-rsid="0014d2c4"/>
    </style:style>
    <style:style style:name="P8" style:family="paragraph" style:parent-style-name="Exalted">
      <style:text-properties fo:language="en" fo:country="US" officeooo:paragraph-rsid="003ca930"/>
    </style:style>
    <style:style style:name="P9" style:family="paragraph" style:parent-style-name="Exalted">
      <style:text-properties fo:language="en" fo:country="US" officeooo:paragraph-rsid="005581d5"/>
    </style:style>
    <style:style style:name="P10" style:family="paragraph" style:parent-style-name="Exalted">
      <style:text-properties fo:language="en" fo:country="US" officeooo:paragraph-rsid="005660b6"/>
    </style:style>
    <style:style style:name="P11" style:family="paragraph" style:parent-style-name="Exalted">
      <style:text-properties fo:language="en" fo:country="US" officeooo:paragraph-rsid="0059c7f6"/>
    </style:style>
    <style:style style:name="P12"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officeooo:paragraph-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officeooo:paragraph-rsid="0045ac8f" style:text-blinking="false" fo:background-color="transparent" style:font-weight-asian="normal" style:font-weight-complex="normal"/>
    </style:style>
    <style:style style:name="P15" style:family="paragraph" style:parent-style-name="Exalted">
      <style:text-properties officeooo:paragraph-rsid="003ca930"/>
    </style:style>
    <style:style style:name="P16" style:family="paragraph" style:parent-style-name="Exalted">
      <style:text-properties style:font-name="Times New Roman" officeooo:paragraph-rsid="004b70ac"/>
    </style:style>
    <style:style style:name="P17" style:family="paragraph" style:parent-style-name="Exalted">
      <style:text-properties officeooo:paragraph-rsid="0045ac8f"/>
    </style:style>
    <style:style style:name="P18" style:family="paragraph" style:parent-style-name="Exalted">
      <style:text-properties officeooo:paragraph-rsid="004ae73c"/>
    </style:style>
    <style:style style:name="P19" style:family="paragraph" style:parent-style-name="Exalted">
      <style:text-properties officeooo:paragraph-rsid="004b70ac"/>
    </style:style>
    <style:style style:name="P20" style:family="paragraph" style:parent-style-name="Exalted">
      <style:text-properties officeooo:paragraph-rsid="0051f860"/>
    </style:style>
    <style:style style:name="P21" style:family="paragraph" style:parent-style-name="Exalted">
      <style:text-properties officeooo:paragraph-rsid="0059c7f6"/>
    </style:style>
    <style:style style:name="P22" style:family="paragraph" style:parent-style-name="Exalted">
      <style:text-properties officeooo:paragraph-rsid="0059f471"/>
    </style:style>
    <style:style style:name="P23" style:family="paragraph" style:parent-style-name="Exalted">
      <style:text-properties officeooo:paragraph-rsid="0061aa5a"/>
    </style:style>
    <style:style style:name="P24" style:family="paragraph" style:parent-style-name="Exalted">
      <style:text-properties officeooo:rsid="00676426" officeooo:paragraph-rsid="00676426"/>
    </style:style>
    <style:style style:name="P25" style:family="paragraph" style:parent-style-name="Exalted">
      <style:text-properties officeooo:paragraph-rsid="006813a9"/>
    </style:style>
    <style:style style:name="P26" style:family="paragraph" style:parent-style-name="Exalted">
      <style:text-properties officeooo:paragraph-rsid="0074854f"/>
    </style:style>
    <style:style style:name="P27" style:family="paragraph" style:parent-style-name="Heading_20_2">
      <style:paragraph-properties fo:break-before="page"/>
      <style:text-properties fo:language="en" fo:country="US"/>
    </style:style>
    <style:style style:name="P28" style:family="paragraph" style:parent-style-name="Heading_20_2">
      <style:paragraph-properties fo:break-before="page"/>
      <style:text-properties fo:color="#0b5394" loext:opacity="100%" style:font-name="Envision Roman"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29" style:family="paragraph" style:parent-style-name="Heading_20_3">
      <style:text-properties fo:language="en" fo:country="US"/>
    </style:style>
    <style:style style:name="P30" style:family="paragraph" style:parent-style-name="Heading_20_3">
      <style:text-properties fo:language="en" fo:country="US" officeooo:paragraph-rsid="003ca930"/>
    </style:style>
    <style:style style:name="P31"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32" style:family="paragraph" style:parent-style-name="Heading_20_3">
      <style:text-properties officeooo:paragraph-rsid="004ae73c"/>
    </style:style>
    <style:style style:name="P33" style:family="paragraph" style:parent-style-name="Heading_20_3">
      <style:text-properties officeooo:paragraph-rsid="004b70ac"/>
    </style:style>
    <style:style style:name="P34" style:family="paragraph" style:parent-style-name="Heading_20_3">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officeooo:paragraph-rsid="005498db"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5" style:family="paragraph" style:parent-style-name="Heading_20_4">
      <style:text-properties fo:language="en" fo:country="US"/>
    </style:style>
    <style:style style:name="P36" style:family="paragraph" style:parent-style-name="Heading_20_4">
      <style:text-properties fo:color="#45818e" loext:opacity="100%" fo:language="en" fo:country="US"/>
    </style:style>
    <style:style style:name="P37" style:family="paragraph" style:parent-style-name="Heading_20_1" style:master-page-name="First_20_Page">
      <style:paragraph-properties fo:text-align="center" style:justify-single-word="false" style:page-number="1"/>
      <style:text-properties fo:language="en" fo:country="US"/>
    </style:style>
    <style:style style:name="P38" style:family="paragraph" style:parent-style-name="Heading_20_2">
      <style:paragraph-properties fo:text-align="start" style:justify-single-word="false" fo:break-before="page"/>
      <style:text-properties fo:language="en" fo:country="US" officeooo:paragraph-rsid="006813a9"/>
    </style:style>
    <style:style style:name="P39" style:family="paragraph" style:parent-style-name="Exalted" style:list-style-name="Exalted_20_Center_20_Dot">
      <style:text-properties fo:language="en" fo:country="US" officeooo:paragraph-rsid="0011dc03"/>
    </style:style>
    <style:style style:name="P40" style:family="paragraph" style:parent-style-name="Exalted" style:list-style-name="Exalted_20_Center_20_Dot">
      <style:text-properties fo:language="en" fo:country="US" officeooo:paragraph-rsid="00676426"/>
    </style:style>
    <style:style style:name="P41" style:family="paragraph" style:parent-style-name="Exalted">
      <style:text-properties fo:language="en" fo:country="US" officeooo:paragraph-rsid="007f2086"/>
    </style:style>
    <style:style style:name="P42" style:family="paragraph" style:parent-style-name="Exalted">
      <style:text-properties fo:language="en" fo:country="US" officeooo:paragraph-rsid="007fdf3c"/>
    </style:style>
    <style:style style:name="P43" style:family="paragraph" style:parent-style-name="Exalted">
      <style:text-properties fo:language="en" fo:country="US" officeooo:rsid="00821c06" officeooo:paragraph-rsid="00821c06"/>
    </style:style>
    <style:style style:name="P44" style:family="paragraph" style:parent-style-name="Exalted">
      <style:text-properties fo:language="en" fo:country="US" officeooo:rsid="0083a404" officeooo:paragraph-rsid="0083a404"/>
    </style:style>
    <style:style style:name="P45" style:family="paragraph" style:parent-style-name="Exalted" style:list-style-name="Exalt_20_Dot">
      <style:text-properties officeooo:rsid="006813a9" officeooo:paragraph-rsid="006813a9"/>
    </style:style>
    <style:style style:name="P46" style:family="paragraph" style:parent-style-name="Exalted" style:list-style-name="Exalt_20_Dot">
      <style:text-properties officeooo:rsid="006a05fa" officeooo:paragraph-rsid="006a05fa"/>
    </style:style>
    <style:style style:name="P47" style:family="paragraph" style:parent-style-name="Exalted">
      <style:text-properties officeooo:rsid="008737fd" officeooo:paragraph-rsid="008737fd"/>
    </style:style>
    <style:style style:name="P48" style:family="paragraph" style:parent-style-name="Exalted" style:list-style-name="Exalted_20_Center_20_Dot">
      <style:paragraph-properties fo:margin-top="0in" fo:margin-bottom="0in" style:contextual-spacing="false"/>
      <style:text-properties fo:language="en" fo:country="US"/>
    </style:style>
    <style:style style:name="P49"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50" style:family="paragraph" style:parent-style-name="Heading_20_10">
      <style:paragraph-properties fo:break-before="column"/>
      <style:text-properties fo:language="en" fo:country="US"/>
    </style:style>
    <style:style style:name="P51" style:family="paragraph" style:parent-style-name="Heading_20_10">
      <style:paragraph-properties fo:break-before="column"/>
      <style:text-properties fo:language="en" fo:country="US" officeooo:paragraph-rsid="003ca930"/>
    </style:style>
    <style:style style:name="P52" style:family="paragraph" style:parent-style-name="Heading_20_3">
      <style:text-properties fo:color="#3d85c6" loext:opacity="100%" style:font-name="Goudy" fo:font-size="12pt" fo:language="en" fo:country="US" officeooo:rsid="007a718b" officeooo:paragraph-rsid="007a718b" style:letter-kerning="false" style:font-name-asian="Modern Antiqua1" style:font-size-asian="12pt" style:language-asian="zh" style:country-asian="CN" style:font-name-complex="Modern Antiqua1" style:font-size-complex="12pt" style:language-complex="hi" style:country-complex="IN"/>
    </style:style>
    <style:style style:name="P53" style:family="paragraph" style:parent-style-name="Heading_20_3">
      <style:text-properties fo:color="#3d85c6" loext:opacity="100%" style:font-name="Goudy" fo:font-size="12pt" fo:language="en" fo:country="US" officeooo:rsid="0085399c" officeooo:paragraph-rsid="0085399c"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weight="bold" officeooo:rsid="00706779" style:font-weight-asian="bold"/>
    </style:style>
    <style:style style:name="T6" style:family="text">
      <style:text-properties fo:font-style="italic" style:font-style-asian="italic"/>
    </style:style>
    <style:style style:name="T7" style:family="text">
      <style:text-properties fo:color="#1155cc" loext:opacity="100%" fo:language="en" fo:country="US" style:text-underline-style="solid" style:text-underline-width="auto" style:text-underline-color="font-color"/>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fo:font-weight="normal" officeooo:rsid="007a718b" style:font-weight-asian="normal" style:font-weight-complex="normal"/>
    </style:style>
    <style:style style:name="T13" style:family="text">
      <style:text-properties fo:font-weight="normal" officeooo:rsid="008737fd" style:font-weight-asian="normal" style:font-weight-complex="normal"/>
    </style:style>
    <style:style style:name="T14"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5" style:family="text">
      <style:text-properties style:use-window-font-color="true" loext:opacity="0%" style:font-name="Times New Roman" fo:font-size="10pt" fo:font-weight="bold" officeooo:rsid="006b1ef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6dabe9"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7b7849"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7d704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841855"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8737fd"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US" officeooo:rsid="00757c5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language="en" fo:country="US" fo:font-weight="normal" officeooo:rsid="007485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language="en" fo:country="US" fo:font-style="normal" fo:font-weight="normal" officeooo:rsid="0061aa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 style:family="text">
      <style:text-properties style:use-window-font-color="true" loext:opacity="0%" style:font-name="Times New Roman" fo:font-size="10pt" officeooo:rsid="007b7849" style:font-name-asian="Spectral1" style:font-size-asian="10pt" style:font-name-complex="Spectral1" style:font-size-complex="10pt"/>
    </style:style>
    <style:style style:name="T37" style:family="text">
      <style:text-properties style:use-window-font-color="true" loext:opacity="0%" style:font-name="Times New Roman" fo:font-size="10pt" officeooo:rsid="007d7048" style:font-name-asian="Spectral1" style:font-size-asian="10pt" style:font-name-complex="Spectral1" style:font-size-complex="10pt"/>
    </style:style>
    <style:style style:name="T38" style:family="text">
      <style:text-properties officeooo:rsid="0014277e"/>
    </style:style>
    <style:style style:name="T39" style:family="text">
      <style:text-properties officeooo:rsid="0014d2c4"/>
    </style:style>
    <style:style style:name="T40" style:family="text">
      <style:text-properties officeooo:rsid="001617ee"/>
    </style:style>
    <style:style style:name="T41" style:family="text">
      <style:text-properties officeooo:rsid="0017ac3b"/>
    </style:style>
    <style:style style:name="T42" style:family="text">
      <style:text-properties officeooo:rsid="001818b6"/>
    </style:style>
    <style:style style:name="T43" style:family="text">
      <style:text-properties officeooo:rsid="001f734a"/>
    </style:style>
    <style:style style:name="T44"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2"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53"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56"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6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7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7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7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7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7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78"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79" style:family="text">
      <style:text-properties officeooo:rsid="0024fc4c"/>
    </style:style>
    <style:style style:name="T80" style:family="text">
      <style:text-properties officeooo:rsid="0026207c"/>
    </style:style>
    <style:style style:name="T81" style:family="text">
      <style:text-properties fo:language="en" fo:country="US"/>
    </style:style>
    <style:style style:name="T82" style:family="text">
      <style:text-properties fo:language="en" fo:country="US" fo:font-weight="bold" style:font-weight-asian="bold"/>
    </style:style>
    <style:style style:name="T83" style:family="text">
      <style:text-properties fo:language="en" fo:country="US" fo:font-style="normal" fo:font-weight="bold" officeooo:rsid="002df772" style:font-style-asian="normal" style:font-weight-asian="bold" style:font-style-complex="normal" style:font-weight-complex="normal"/>
    </style:style>
    <style:style style:name="T84" style:family="text">
      <style:text-properties fo:language="en" fo:country="US" fo:font-style="normal" fo:font-weight="normal" officeooo:rsid="002df772" style:font-style-asian="normal" style:font-weight-asian="normal" style:font-style-complex="normal" style:font-weight-complex="normal"/>
    </style:style>
    <style:style style:name="T85" style:family="text">
      <style:text-properties fo:language="en" fo:country="US" fo:font-weight="normal" officeooo:rsid="00364154" style:font-weight-asian="normal" style:font-weight-complex="normal"/>
    </style:style>
    <style:style style:name="T86" style:family="text">
      <style:text-properties fo:language="en" fo:country="US" fo:font-weight="normal" officeooo:rsid="00493dd5" style:font-weight-asian="normal" style:font-weight-complex="normal"/>
    </style:style>
    <style:style style:name="T87" style:family="text">
      <style:text-properties fo:language="en" fo:country="US" fo:font-weight="normal" officeooo:rsid="0074854f" style:font-weight-asian="normal" style:font-weight-complex="normal"/>
    </style:style>
    <style:style style:name="T88" style:family="text">
      <style:text-properties fo:language="en" fo:country="US" fo:font-weight="normal" officeooo:rsid="003f46d0" style:font-weight-asian="normal" style:font-weight-complex="normal"/>
    </style:style>
    <style:style style:name="T89" style:family="text">
      <style:text-properties fo:language="en" fo:country="US" fo:font-weight="normal" officeooo:rsid="003f7760" style:font-weight-asian="normal" style:font-weight-complex="normal"/>
    </style:style>
    <style:style style:name="T90" style:family="text">
      <style:text-properties fo:language="en" fo:country="US" fo:font-weight="normal" officeooo:rsid="0040cdcb" style:font-weight-asian="normal" style:font-weight-complex="normal"/>
    </style:style>
    <style:style style:name="T91" style:family="text">
      <style:text-properties officeooo:rsid="0045ac8f"/>
    </style:style>
    <style:style style:name="T92"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93"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94" style:family="text">
      <style:text-properties officeooo:rsid="005498db"/>
    </style:style>
    <style:style style:name="T95" style:family="text">
      <style:text-properties officeooo:rsid="0059f471"/>
    </style:style>
    <style:style style:name="T96" style:family="text">
      <style:text-properties officeooo:rsid="00676426"/>
    </style:style>
    <style:style style:name="T97" style:family="text">
      <style:text-properties officeooo:rsid="006813a9"/>
    </style:style>
    <style:style style:name="T98" style:family="text">
      <style:text-properties officeooo:rsid="006b8533"/>
    </style:style>
    <style:style style:name="T99" style:family="text">
      <style:text-properties officeooo:rsid="006e0d03"/>
    </style:style>
    <style:style style:name="T100" style:family="text">
      <style:text-properties officeooo:rsid="007171a2"/>
    </style:style>
    <style:style style:name="T101" style:family="text">
      <style:text-properties officeooo:rsid="007354e2"/>
    </style:style>
    <style:style style:name="T102" style:family="text">
      <style:text-properties officeooo:rsid="007b7849"/>
    </style:style>
    <style:style style:name="T103" style:family="text">
      <style:text-properties officeooo:rsid="00831b15"/>
    </style:style>
    <style:style style:name="T104" style:family="text">
      <style:text-properties officeooo:rsid="00841855"/>
    </style:style>
    <style:style style:name="T105" style:family="text">
      <style:text-properties officeooo:rsid="0084e093"/>
    </style:style>
    <style:style style:name="T106" style:family="text">
      <style:text-properties officeooo:rsid="0085399c"/>
    </style:style>
    <style:style style:name="T107" style:family="text">
      <style:text-properties officeooo:rsid="0086e708"/>
    </style:style>
    <style:style style:name="T108" style:family="text">
      <style:text-properties officeooo:rsid="008781b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35"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6">bladed chakram</text:span> is exactly what they need.</text:p>
        <text:h text:style-name="P29" text:outline-level="3">Weapons</text:h>
        <text:p text:style-name="P3">[[Need to give a listing of example weapons types. These will be used for Attack Ability Specialties…</text:p>
        <text:p text:style-name="P4">Melee</text:p>
        <text:list xml:id="list4254874109" text:style-name="Exalted_20_Center_20_Dot">
          <text:list-item>
            <text:p text:style-name="P49">Swords (All bladed-type weapons)</text:p>
          </text:list-item>
          <text:list-item>
            <text:p text:style-name="P49">Clubs (All Blunt-type weapons)</text:p>
          </text:list-item>
          <text:list-item>
            <text:p text:style-name="P48">Staff</text:p>
          </text:list-item>
          <text:list-item>
            <text:p text:style-name="P39">Note how “Spears” is a Staff with a blade, that can also be thrown like a Javelin.</text:p>
          </text:list-item>
          <text:list-item>
            <text:p text:style-name="P40">Throwing Disks (Chakram, shields)<text:span text:style-name="T96">]]</text:span></text:p>
          </text:list-item>
        </text:list>
        <text:h text:style-name="Heading_20_3" text:outline-level="3"><text:bookmark-start text:name="Weapons Master"/>Weapon<text:span text:style-name="T99">s</text:span> Master<text:bookmark-end text:name="Weapons Master"/></text:h>
        <text:p text:style-name="P24">Some Exalts may choose to forgo a Martial Arts Style altogether, instead turning their attention to perfecting their natural fighting <text:span text:style-name="T97">style.</text:span></text:p>
        <text:p text:style-name="P25"><text:span text:style-name="T97">They may choose </text:span><text:span text:style-name="T15">one</text:span><text:span text:style-name="T97"> of the following:</text:span></text:p>
        <text:list xml:id="list956926239" text:style-name="Exalt_20_Dot">
          <text:list-item>
            <text:p text:style-name="P45">+1 Evasion</text:p>
          </text:list-item>
          <text:list-item>
            <text:p text:style-name="P45">+1 Soak</text:p>
          </text:list-item>
          <text:list-item>
            <text:p text:style-name="P45">+<text:span text:style-name="T101">1</text:span> Accuracy</text:p>
          </text:list-item>
          <text:list-item>
            <text:p text:style-name="P46">+1 Base Damage</text:p>
          </text:list-item>
        </text:list>
        <text:p text:style-name="P25"><text:span text:style-name="T97">The “Weapon Master” perk can only be purchased if the Exalt has not bough</text:span><text:span text:style-name="T98">t a specific Martial Art—it is in effect a proto-Martial Arts. </text:span><text:span text:style-name="T19">Xp is refunded if a Martial Arts style is purchased.</text:span></text:p>
        <text:h text:style-name="P27"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43">Strike</text:span> a character who has not acted yet this round, they also gain <text:span text:style-name="T2">+</text:span><text:span text:style-name="T5">1</text:span><text:span text:style-name="T2"> </text:span><text:span text:style-name="T14">Accuracy</text:span>.</text:p>
        <text:h text:style-name="P36"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29" text:outline-level="3">Armor-Penetrating Fang</text:h>
        <text:p text:style-name="P5"><text:span text:style-name="T2">Cost: </text:span><text:span text:style-name="T8">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17">targets Evasion.</text:span></text:p>
        <text:h text:style-name="P29" text:outline-level="3">Crippling Pressure-Point Strike</text:h>
        <text:p text:style-name="P6"><text:span text:style-name="T2">Cost: </text:span>3m, <text:span text:style-name="T38">1</text:span>i<text:line-break/><text:span text:style-name="T2">Type: </text:span>Supplemental<text:line-break/> <text:span text:style-name="T2">Mins:</text:span> Brawl 3</text:p>
        <text:p text:style-name="P3">On a successful Decisive <text:span text:style-name="T18">Strike</text:span>, the Stylist rapidly jabs at their Target’s nerve clusters and pressure points, numbing and deadening portions of their target’s body.</text:p>
        <text:p text:style-name="P7"><text:span text:style-name="T39">Do not add </text:span><text:span text:style-name="T3">Base Damage</text:span><text:span text:style-name="T9"> to the Damage Roll. Instead, paralyze one limb of the target, blind one of the senses, or deliver a Physical Wound.</text:span></text:p>
        <text:h text:style-name="P29" text:outline-level="3">Rhythm-Interrupting Venom</text:h>
        <text:p text:style-name="P6"><text:span text:style-name="T2">Cost: </text:span><text:span text:style-name="T10">3</text:span>m<text:line-break/><text:span text:style-name="T2">Type: </text:span>Supplemental<text:line-break/> <text:span text:style-name="T2">Mins:</text:span> Brawl 3</text:p>
        <text:p text:style-name="P3">On <text:span text:style-name="T40">Hit</text:span>, the Stylist disrupts the momentum and motions of their target, instantly reducing the target’s Initiative by <text:span text:style-name="T41">2</text:span>.</text:p>
        <text:h text:style-name="P50" text:outline-level="10">Greater Techniques</text:h>
        <text:h text:style-name="P29"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42">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29"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27"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29" text:outline-level="3">Retreating Momentum</text:h>
        <text:p text:style-name="P9"><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94">i</text:span>s consumes their next Secondary Action.</text:p>
        <text:h text:style-name="P29" text:outline-level="3">Crimson Leaping Cat</text:h>
        <text:p text:style-name="P10"><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29" text:outline-level="3">Prey-Maiming Frenzy</text:h>
        <text:p text:style-name="P10"><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50" text:outline-level="10">Greater Techniques</text:h>
        <text:h text:style-name="P29" text:outline-level="3">Bone-Shattering Bite</text:h>
        <text:p text:style-name="P21"><text:span text:style-name="T2">Cost: </text:span>8m, <text:span text:style-name="T95">2</text:span>i<text:line-break/><text:span text:style-name="T2">Type: </text:span>Reflexive<text:line-break/><text:span text:style-name="T2">Mins:</text:span> Brawl 4, Athletics 3</text:p>
        <text:p text:style-name="P22"><text:span text:style-name="T29">After delivering a successful Decisive attack that deals at least 3 points of damage after all calculations have finished, the Stylists may inflict a Wound on the Physical Attributes, </text:span><text:span text:style-name="T30">or disable one of the target’s limbs. Healing this damage after a combat is often a long and arduous process, often requires bones to be set. </text:span></text:p>
        <text:h text:style-name="P29" text:outline-level="3">Angry Predator Frenzy</text:h>
        <text:p text:style-name="P11"><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28" text:outline-level="2">Gale of the Siroccan Wastes</text:h>
        <text:p text:style-name="P23"><text:span text:style-name="T83">Abilities</text:span><text:span text:style-name="T84"> <text:tab/></text:span><text:span text:style-name="T35">Performance, Melee or Thrown</text:span><text:span text:style-name="T84"><text:line-break/></text:span><text:span text:style-name="T83">Weapons</text:span><text:span text:style-name="T84"><text:tab/></text:span><text:span text:style-name="T35">Melee (Swords) or Thrown (Chakram)</text:span><text:span text:style-name="T84"><text:line-break/></text:span><text:span text:style-name="T83">Armor</text:span><text:span text:style-name="T84"><text:tab/><text:tab/>Unarmored</text:span></text:p>
        <text:p text:style-name="P26"><text:span text:style-name="T85">Practitioners of the style gain +1 Evasion. </text:span><text:span text:style-name="T86">As a Free Action, they <text:s/>may </text:span><text:span text:style-name="T34">transfer their own</text:span><text:span text:style-name="T86"> Impulse to </text:span><text:span text:style-name="T34">an</text:span><text:span text:style-name="T86"> all</text:span><text:span text:style-name="T87">y.</text:span></text:p>
        <text:p text:style-name="P26"><text:span text:style-name="T88">Their </text:span><text:span text:style-name="T89">movements across the battlefield are ones of </text:span><text:span text:style-name="T90">grace and beauty, quickly followed by great and terrible blows.</text:span></text:p>
        <text:p text:style-name="Exalted_20_Example"><text:span text:style-name="T31">Long ago in the Great </text:span><text:span text:style-name="T32">Siroccan Wastes</text:span><text:span text:style-name="T31">, voices of slaves cried out into the </text:span><text:span text:style-name="T33">w</text:span><text:span text:style-name="T31">inds of the sands in anguish.</text:span></text:p>
        <text:p text:style-name="Exalted_20_Example"><text:span text:style-name="T25">Instead of carrying the voices afar </text:span><text:span text:style-name="T24">as they had done so many times before, t</text:span><text:span text:style-name="T25">he </text:span><text:span text:style-name="T24">Inescapable </text:span><text:span text:style-name="T25">Winds themselves </text:span><text:span text:style-name="T24">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24">The style formed around it, hidden in a beautiful and entrancing dance, the grace and poise belying the strength and danger behind every move. </text:span><text:span text:style-name="T26">With it, the Slaves struck down their cruel master, and its practitioners have vowed to come to all who are so oppressed, inescapable in its message.</text:span></text:p>
        <text:h text:style-name="P33" text:outline-level="3">Performer’s Grace</text:h>
        <text:p text:style-name="P16"><text:span text:style-name="T53">Cost:</text:span><text:span text:style-name="T54"> </text:span><text:span text:style-name="T55">1</text:span><text:span text:style-name="T56">m</text:span><text:span text:style-name="T54"><text:line-break/></text:span><text:span text:style-name="T53">Type:</text:span><text:span text:style-name="T52"> </text:span><text:span text:style-name="T58">Reflexive</text:span><text:span text:style-name="T54"><text:line-break/></text:span><text:span text:style-name="T53">Mins:</text:span><text:span text:style-name="T54"> Performance </text:span><text:span text:style-name="T57">1</text:span></text:p>
        <text:p text:style-name="P12">The Practitioner gains (Performance)/2 dice on Athletics checks during a combat scene, and may always do so to counter environmental hazards such as unsteady terrain.</text:p>
        <text:h text:style-name="P32" text:outline-level="3"><text:span text:style-name="T92">Distracting </text:span><text:span text:style-name="T93">Performance</text:span></text:h>
        <text:p text:style-name="P18"><text:span text:style-name="T59">Cost:</text:span><text:span text:style-name="T60"> </text:span><text:span text:style-name="T68">2</text:span><text:span text:style-name="T62">m; </text:span><text:span text:style-name="T67">1</text:span><text:span text:style-name="T66">i</text:span><text:span text:style-name="T60"><text:line-break/></text:span><text:span text:style-name="T59">Type:</text:span><text:span text:style-name="T78"> </text:span><text:span text:style-name="T75">Supplemental</text:span><text:span text:style-name="T60"><text:line-break/></text:span><text:span text:style-name="T59">Mins:</text:span><text:span text:style-name="T60"> Performance 2</text:span></text:p>
        <text:p text:style-name="P20"><text:span text:style-name="T60">T</text:span><text:span text:style-name="T66">he Practitioner’s movements commands the attention of others, slowing and confusing their movements </text:span><text:span text:style-name="T72">while at the same time positioning themselves to their death.</text:span></text:p>
        <text:p text:style-name="P20"><text:span text:style-name="T68">On a Performance Maneuver, </text:span><text:span text:style-name="T69">all enemies with a Resolve less than the number of successes and who can see the Dancer, lose 3 Impulse. The Practitioner th</text:span><text:span text:style-name="T70">e</text:span><text:span text:style-name="T69">n gains that Impulse, up to a maximum of (Performance) </text:span><text:span text:style-name="T71">per Round.</text:span></text:p>
        <text:h text:style-name="P31" text:outline-level="3">Dancer’s Reach</text:h>
        <text:p text:style-name="P17"><text:span text:style-name="T59">Cost:</text:span><text:span text:style-name="T60"> </text:span><text:span text:style-name="T73">3</text:span><text:span text:style-name="T62">m, </text:span><text:span text:style-name="T67">2</text:span><text:span text:style-name="T61">i</text:span><text:span text:style-name="T60"><text:line-break/></text:span><text:span text:style-name="T59">Type:</text:span><text:span text:style-name="T77"> </text:span><text:span text:style-name="T74">Supplemental</text:span><text:span text:style-name="T60"><text:line-break/></text:span><text:span text:style-name="T59">Mins:</text:span><text:span text:style-name="T60"> Performance </text:span><text:span text:style-name="T64">3</text:span><text:span text:style-name="T60">, </text:span><text:span text:style-name="T64">Melee 2 or Thrown 2</text:span></text:p>
        <text:p text:style-name="P19"><text:span text:style-name="T60">T</text:span><text:span text:style-name="T61">he movements </text:span><text:span text:style-name="T63">of the </text:span><text:span text:style-name="T65">Dancer are </text:span><text:span text:style-name="T75">unpredictable on the battlefield, </text:span><text:span text:style-name="T76">allowing the practitioner to move in and out of standard movements before their opponent can catch up.</text:span></text:p>
        <text:p text:style-name="P13">Attacks made with Melee may be done at Short Range, while attacks made with Thrown may be done at Close at no penalty.</text:p>
        <text:p text:style-name="P14"/>
        <text:h text:style-name="P51" text:outline-level="10">Greater Technique</text:h>
        <text:h text:style-name="P30" text:outline-level="3">Blade Dance</text:h>
        <text:p text:style-name="P8"><text:span text:style-name="T44">Cost: </text:span><text:span text:style-name="T45">8m<text:line-break/></text:span><text:span text:style-name="T44">Type:</text:span><text:span text:style-name="T51"> </text:span><text:span text:style-name="T45">Simple; </text:span><text:span text:style-name="T46">Scene</text:span><text:span text:style-name="T45"><text:line-break/> </text:span><text:span text:style-name="T44">Mins:</text:span><text:span text:style-name="T45"> Melee 1</text:span></text:p>
        <text:p text:style-name="P8">You control the area surrounding you, <text:span text:style-name="T79">a dangerous dance of death </text:span><text:span text:style-name="T91">that lasts through the scene.</text:span></text:p>
        <text:p text:style-name="P15"><text:span text:style-name="T47">Starting with this action, </text:span><text:span text:style-name="T48">anytime an enemy passes through Short Range </text:span><text:span text:style-name="T50">they </text:span><text:span text:style-name="T48">lose 2 Impulse, </text:span><text:span text:style-name="T49">which</text:span><text:span text:style-name="T48"> you gain.</text:span></text:p>
        <text:h text:style-name="P34" text:outline-level="3"/>
        <text:h text:style-name="P38" text:outline-level="2">Octarine Angles of Impossibility</text:h>
        <text:p text:style-name="Exalted"><text:span text:style-name="T81">Based on</text:span><text:a xlink:type="simple" xlink:href="http://forum.theonyxpath.com/forum/main-category/exalted/326098-sma-octarine-angles-of-impossibility" text:style-name="Standard" text:visited-style-name="Standard"><text:span text:style-name="T7">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6">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100">2</text:span> Acc, +<text:span text:style-name="T80">0</text:span> Dmg). This uses an Int + Lore Attack.</text:p>
        <text:p text:style-name="P3">The Stylist’s anima becomes fractured and twisted, as if seen through broken glass.</text:p>
        <text:h text:style-name="P29" text:outline-level="3">Angular Time Displacement</text:h>
        <text:p text:style-name="P42"><text:span text:style-name="T2">Cost: </text:span>2m<text:line-break/><text:span text:style-name="T2">Type:</text:span> Supplemental (Move)<text:line-break/><text:span text:style-name="T2">Mins:</text:span> Lore 2, Sorcery 1</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29" text:outline-level="3">Book of No Words</text:h>
        <text:p text:style-name="P42"><text:span text:style-name="T2">Cost: </text:span>2m<text:line-break/><text:span text:style-name="T2">Type:</text:span> <text:span text:style-name="T20">Simple</text:span><text:line-break/><text:span text:style-name="T2">Mins:</text:span> Lore <text:span text:style-name="T107">3</text:span>, Sorcery <text:span text:style-name="T107">2</text:span></text:p>
        <text:p text:style-name="P3">The Stylist speaks the language of Nothing, articulating its emptiness with perfect articulation, yet devoid of any meaning.</text:p>
        <text:p text:style-name="Exalted"><text:span text:style-name="T81">The Stylist takes a Distract Action of (</text:span><text:span text:style-name="T27">Wits</text:span><text:span text:style-name="T81"> + Lore) vs Resolve of all enemy characters that can hear the Stylist within Short Range.</text:span></text:p>
        <text:h text:style-name="P29" text:outline-level="3">Door to Nowhere</text:h>
        <text:p text:style-name="P42"><text:span text:style-name="T2">Cost: </text:span>4m, 2i<text:line-break/><text:span text:style-name="T2">Type:</text:span> <text:span text:style-name="T20">Simple</text:span><text:line-break/><text:span text:style-name="T2">Mins:</text:span> Lore 4, Sorcery 3</text:p>
        <text:p text:style-name="P3">The Door to Nowhere may be opened, forcing those it touches into a state of non-existence—though this cannot last as <text:span text:style-name="T6">nothing</text:span>, having no properties, cannot contain <text:span text:style-name="T6">something</text:span>.</text:p>
        <text:p text:style-name="Exalted"><text:span text:style-name="T81">The Stylist makes a (</text:span><text:span text:style-name="T28">Wits</text:span><text:span text:style-name="T81"> + Sorcery) roll against the target’s </text:span><text:span text:style-name="T82">Evasion. (</text:span><text:span text:style-name="T81">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50" text:outline-level="10">Greater Techniques</text:h>
        <text:h text:style-name="P53" text:outline-level="3">Gaze of the Blind God</text:h>
        <text:p text:style-name="Exalted"><text:span text:style-name="T2">Cost: </text:span><text:span text:style-name="T13">6</text:span>m<text:line-break/><text:span text:style-name="T2">Type:</text:span> <text:span text:style-name="T23">Reflexive</text:span><text:span text:style-name="T36">; </text:span><text:span text:style-name="T37">Scene</text:span><text:line-break/><text:span text:style-name="T2">Mins:</text:span> <text:s/>Lore <text:span text:style-name="T106">4</text:span>, Sorcery <text:span text:style-name="T102">4</text:span></text:p>
        <text:p text:style-name="P47">The Stylist strikes at the very essence of their target, filling their vision and senses with overwhelming terror.</text:p>
        <text:p text:style-name="P47">On a successful ranged (<text:span text:style-name="T16">Wits</text:span> + Sorcery) vs. Resolve roll, the target will only see a terrifying visage when gazing on the Stylist—regardless of anima banner.</text:p>
        <text:p text:style-name="P47"><text:span text:style-name="T108">In addition, t</text:span>he Stylist gains +1 defense on any attack from the target.</text:p>
        <text:h text:style-name="P52" text:outline-level="3">Lost City Labyrinth</text:h>
        <text:p text:style-name="P41"><text:span text:style-name="T2">Cost: </text:span><text:span text:style-name="T12">10</text:span>m<text:line-break/><text:span text:style-name="T2">Type:</text:span> <text:span text:style-name="T20">Simple; </text:span><text:span text:style-name="T21">Scene</text:span><text:line-break/><text:span text:style-name="T2">Mins:</text:span> Lore <text:span text:style-name="T102">5</text:span>, Sorcery <text:span text:style-name="T102">4</text:span></text:p>
        <text:p text:style-name="P43">The Anima Banner of the Stylist flares, arcing upwards and then envelops a sphere of up to (Essence x20) yards in radius. <text:s/>The <text:span text:style-name="T16">space</text:span> in the sphere starts <text:span text:style-name="T16">becomes more and more</text:span> twisted and broken each round as the lost city that never was erupts into reality.</text:p>
        <text:p text:style-name="P44">Those trying to exit this sphere must make a (Dexterity + Athletics) check vs the Stylist’s anima, or else be returned on the opposite side of the sphere.</text:p>
        <text:p text:style-name="P43">Space and distance becomes a broken thing in this sphere, <text:span text:style-name="T103">marginally under the Stylist’s control</text:span>. <text:span text:style-name="T105">Once per Round, t</text:span><text:span text:style-name="T103">he Stylist may Reflexively warp the space around those moving </text:span><text:span text:style-name="T104">or performing a ranged attack</text:span><text:span text:style-name="T103">, forcing the target to make a (Dexterity + Athletics) check vs. the Stylist’s Essence level, or else find their </text:span><text:span text:style-name="T22">action</text:span><text:span text:style-name="T103"> wasted.</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3-21T15:21:51.009000000</dc:date>
    <meta:editing-cycles>142</meta:editing-cycles>
    <meta:editing-duration>PT7H38M36S</meta:editing-duration>
    <meta:generator>LibreOffice/7.0.4.2$Windows_X86_64 LibreOffice_project/dcf040e67528d9187c66b2379df5ea4407429775</meta:generator>
    <dc:creator>Samuel Smith</dc:creator>
    <meta:document-statistic meta:table-count="0" meta:image-count="0" meta:object-count="0" meta:page-count="5" meta:paragraph-count="131" meta:word-count="2131" meta:character-count="12803" meta:non-whitespace-character-count="10794"/>
  </office:meta>
</office:document-meta>
</file>